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115%" fo:text-indent="0in" style:auto-text-indent="false" style:writing-mode="lr-tb"/>
      <style:text-properties style:font-name="Calibri" fo:font-size="11pt" fo:language="en" fo:country="US" officeooo:rsid="0000394b" officeooo:paragraph-rsid="0000394b" style:font-size-asian="11pt" style:language-asian="en" style:country-asian="US" style:font-name-complex="Times New Roman" style:font-size-complex="11pt" style:language-complex="ar" style:country-complex="SA"/>
    </style:style>
    <style:style style:name="P2" style:family="paragraph" style:parent-style-name="Standard">
      <style:paragraph-properties fo:margin-left="0in" fo:margin-right="0in" fo:line-height="115%" fo:text-indent="0in" style:auto-text-indent="false" style:writing-mode="lr-tb"/>
      <style:text-properties style:font-name="Calibri" fo:font-size="11pt" fo:language="en" fo:country="US" officeooo:rsid="000110df" officeooo:paragraph-rsid="0001368d" style:font-size-asian="11pt" style:language-asian="en" style:country-asian="US" style:font-name-complex="Times New Roman" style:font-size-complex="11pt" style:language-complex="ar" style:country-complex="SA"/>
    </style:style>
    <style:style style:name="P3" style:family="paragraph" style:parent-style-name="Standard">
      <style:paragraph-properties fo:margin-left="0in" fo:margin-right="0in" fo:line-height="115%" fo:text-indent="0in" style:auto-text-indent="false" style:writing-mode="lr-tb"/>
      <style:text-properties style:font-name="Calibri" fo:font-size="11pt" fo:language="en" fo:country="US" officeooo:rsid="0002bf8a" officeooo:paragraph-rsid="0004b9da" style:font-size-asian="11pt" style:language-asian="en" style:country-asian="US" style:font-name-complex="Times New Roman" style:font-size-complex="11pt" style:language-complex="ar" style:country-complex="SA"/>
    </style:style>
    <style:style style:name="P4" style:family="paragraph" style:parent-style-name="Standard">
      <style:paragraph-properties fo:margin-left="0in" fo:margin-right="0in" fo:line-height="115%" fo:text-indent="0in" style:auto-text-indent="false" style:writing-mode="lr-tb"/>
      <style:text-properties style:font-name="Calibri" fo:font-size="11pt" fo:language="en" fo:country="US" officeooo:rsid="0001368d" officeooo:paragraph-rsid="0001368d" style:font-size-asian="11pt" style:language-asian="en" style:country-asian="US" style:font-name-complex="Times New Roman" style:font-size-complex="11pt" style:language-complex="ar" style:country-complex="SA"/>
    </style:style>
    <style:style style:name="P5" style:family="paragraph" style:parent-style-name="Standard">
      <style:paragraph-properties fo:margin-left="0in" fo:margin-right="0in" fo:line-height="115%" fo:text-indent="0in" style:auto-text-indent="false" style:writing-mode="lr-tb"/>
      <style:text-properties officeooo:rsid="0004b9da" officeooo:paragraph-rsid="0004b9da"/>
    </style:style>
    <style:style style:name="P6" style:family="paragraph" style:parent-style-name="Standard">
      <style:paragraph-properties fo:margin-left="0in" fo:margin-right="0in" fo:margin-top="0in" fo:margin-bottom="0.0201in" loext:contextual-spacing="false" fo:line-height="100%" fo:text-indent="0in" style:auto-text-indent="false" style:writing-mode="lr-tb"/>
      <style:text-properties style:font-name="Calibri" fo:font-size="11pt" fo:language="en" fo:country="US" officeooo:rsid="00060f65" officeooo:paragraph-rsid="00060f65" style:font-size-asian="11pt" style:language-asian="en" style:country-asian="US" style:font-name-complex="Times New Roman" style:font-size-complex="11pt" style:language-complex="ar" style:country-complex="SA"/>
    </style:style>
    <style:style style:name="P7" style:family="paragraph" style:parent-style-name="Standard">
      <style:paragraph-properties fo:margin-left="0in" fo:margin-right="0in" fo:margin-top="0in" fo:margin-bottom="0in" loext:contextual-spacing="false" fo:line-height="115%" fo:text-indent="0in" style:auto-text-indent="false" style:writing-mode="lr-tb"/>
      <style:text-properties style:font-name="Calibri" fo:font-size="11pt" fo:language="en" fo:country="US" officeooo:rsid="00060f65" officeooo:paragraph-rsid="00060f65" style:font-size-asian="11pt" style:language-asian="en" style:country-asian="US" style:font-name-complex="Times New Roman" style:font-size-complex="11pt" style:language-complex="ar" style:country-complex="SA"/>
    </style:style>
    <style:style style:name="P8" style:family="paragraph" style:parent-style-name="Standard">
      <style:paragraph-properties fo:margin-left="0in" fo:margin-right="0in" fo:margin-top="0in" fo:margin-bottom="0in" loext:contextual-spacing="false" fo:line-height="100%" fo:text-indent="0in" style:auto-text-indent="false" style:writing-mode="lr-tb"/>
      <style:text-properties style:font-name="Calibri" fo:font-size="11pt" fo:language="en" fo:country="US" officeooo:rsid="00060f65" officeooo:paragraph-rsid="00060f65" style:font-size-asian="11pt" style:language-asian="en" style:country-asian="US" style:font-name-complex="Times New Roman" style:font-size-complex="11pt" style:language-complex="ar" style:country-complex="SA"/>
    </style:style>
    <style:style style:name="P9"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T1" style:family="text">
      <style:text-properties style:text-position="super 58%"/>
    </style:style>
    <style:style style:name="T2" style:family="text">
      <style:text-properties officeooo:rsid="0001368d"/>
    </style:style>
    <style:style style:name="T3" style:family="text">
      <style:text-properties officeooo:rsid="0004b9da"/>
    </style:style>
    <style:style style:name="T4" style:family="text">
      <style:text-properties officeooo:rsid="0008b9b1"/>
    </style:style>
    <style:style style:name="T5" style:family="text">
      <style:text-properties style:font-name="Calibri" fo:font-size="11pt" fo:language="en" fo:country="US" style:font-size-asian="11pt" style:language-asian="en" style:country-asian="US" style:font-name-complex="Times New Roman" style:font-size-complex="11pt" style:language-complex="ar" style:country-complex="SA"/>
    </style:style>
    <style:style style:name="T6" style:family="text">
      <style:text-properties style:font-name="Calibri" fo:font-size="11pt" fo:language="en" fo:country="US" officeooo:rsid="0008b9b1" style:font-size-asian="11pt" style:language-asian="en" style:country-asian="US" style:font-name-complex="Times New Roman" style:font-size-complex="11pt" style:language-complex="ar" style:country-complex="SA"/>
    </style:style>
    <style:style style:name="T7" style:family="text">
      <style:text-properties style:text-position="0% 100%"/>
    </style:style>
    <style:style style:name="T8" style:family="text">
      <style:text-properties officeooo:rsid="00096df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Criterion F: Feedback from client</text:h>
      <text:p text:style-name="P1">Evaluation interview summary</text:p>
      <text:p text:style-name="P1">Date: January <text:span text:style-name="T7">11</text:span><text:span text:style-name="T1">th</text:span><text:span text:style-name="T7">, 2019</text:span></text:p>
      <text:p text:style-name="P1">Time: 13:00</text:p>
      <text:p text:style-name="P6">Participants:</text:p>
      <text:p text:style-name="P8">Developer: Samuel Engel</text:p>
      <text:p text:style-name="P7">Secondary teacher: Chris Woodcock</text:p>
      <text:p text:style-name="P1"/>
      <text:p text:style-name="P2">I walked the client through the product, demonstrating <text:span text:style-name="T2">all of its features. We inspected the specific performance criteria as written in criterion B. There were few modifications to what we initially talked about in our initial interview. </text:span></text:p>
      <text:p text:style-name="P4">One of the bigger questions was about the ability to interface with the real world. In the initial interview, my client asked me about the possibility of interfacing with the <text:span text:style-name="T4">outside</text:span> as a part of the application. <text:span text:style-name="T4">Technology </text:span>such as <text:span text:style-name="T4">using QR</text:span> code<text:span text:style-name="T4">s </text:span>or something in the real world that new students cou<text:span text:style-name="T8">l</text:span>d interact with. I <text:span text:style-name="T4">explained</text:span> to him the circumstances of the <text:span text:style-name="T4">analysis</text:span> of the solution and the fact that the disadvantages would outweigh the advantages. This includes the fact that any sort of a solution including the real world significantly increases the maintenance that the client would have to do. On the other hand, the benefit of this feature would only be negligible if <text:span text:style-name="T4">they were </text:span>even used. <text:span text:style-name="T4">I</text:span>n order to introduce the students, a map with meaningful marks <text:span text:style-name="T4">would benefit very little from any complicated interactions.</text:span></text:p>
      <text:p text:style-name="P3"><text:span text:style-name="T4">Afterward,</text:span> we discussed some of the technical features of the application and how has the solution for the <text:span text:style-name="T4">client</text:span> been developed. <text:span text:style-name="T3">This segued into the question of the modification of the marks on the map. I showed my client the file where all locations are stored as well as the process to fill them in. This included the type of information that has to be provided for each of the locations. My client and I felt confident in his ability to make adjustments as necessary.</text:span></text:p>
      <text:p text:style-name="P3"><text:span text:style-name="T3">This led to the question, </text:span><text:s/><text:span text:style-name="T4">is there anything that didn’t meet the initial criteria? The client was overall satisfied with the solution to his problem. There were no issues with the functioning of the features or the implementation of the proposed design. </text:span></text:p>
      <text:p text:style-name="P5"><text:span text:style-name="T5">Once all of the </text:span><text:span text:style-name="T6">features</text:span><text:span text:style-name="T5"> were explored, </text:span><text:span text:style-name="T6">I asked him my concluding question,</text:span><text:span text:style-name="T5"> </text:span><text:span text:style-name="T6">is there anything you think could be improved? I was told that the application is fully functional and satisfying as it is. The only improvement that was suggested from the side of the client was including more key points on the map such as printers and the ability to distinguish between different types of lo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swiss"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swiss"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swiss"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swiss"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swiss"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swiss"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swiss"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swiss"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swiss"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swiss"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swiss"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swiss"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swiss"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5-11T10:46:00</meta:creation-date>
    <dc:date>2019-01-17T21:47:08.925223605</dc:date>
    <meta:editing-cycles>7</meta:editing-cycles>
    <meta:editing-duration>PT19M2S</meta:editing-duration>
    <dc:creator>Samuel Engel</dc:creator>
    <meta:generator>LibreOffice/6.1.2.1$MacOSX_X86_64 LibreOffice_project/65905a128db06ba48db947242809d14d3f9a93fe</meta:generator>
    <meta:document-statistic meta:table-count="0" meta:image-count="0" meta:object-count="0" meta:page-count="1" meta:paragraph-count="12" meta:word-count="393" meta:character-count="2348" meta:non-whitespace-character-count="1964"/>
    <meta:user-defined meta:name="Company"> </meta:user-defined>
    <meta:user-defined meta:name="Operator">RichardT</meta:user-defined>
  </office:meta>
</office:document-meta>
</file>